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est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ce1" office:value-type="string">
            <text:p>[ PREV -2 ]</text:p>
          </table:table-cell>
          <table:table-cell table:style-name="ce1" table:number-columns-repeated="2"/>
          <table:table-cell/>
          <table:table-cell table:style-name="ce1" office:value-type="string">
            <text:p>[ NEXT +1 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15">
            <text:p>15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resid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g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mpren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á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sc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rcib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bserv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ita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rec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en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t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u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ste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e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tlético_de_madri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amos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rrunt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r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os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onstante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hábita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record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obedec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sual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opera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ltar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reati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impi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realiza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riteri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guit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irv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tac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ropor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fu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od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roce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querrá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train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ce1" office:value-type="string">
            <text:p>[ PREV -2 ]</text:p>
          </table:table-cell>
          <table:table-cell table:style-name="ce1" table:number-columns-repeated="2"/>
          <table:table-cell/>
          <table:table-cell table:style-name="ce1" office:value-type="string">
            <text:p>[ NEXT +1 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23">
            <text:p>23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10">
            <text:p>10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8">
            <text:p>8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string">
            <text:p>sobre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es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ver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le</text:p>
          </table:table-cell>
          <table:table-cell table:style-name="ce2"/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está</text:p>
          </table:table-cell>
          <table:table-cell table:style-name="ce2"/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string">
            <text:p>gustará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reca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sé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pecto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¡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redec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rm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 office:value-type="string">
            <text:p>?</text:p>
          </table:table-cell>
          <table:table-cell table:style-name="ce3"/>
          <table:table-cell table:style-name="ce3" office:value-type="float" office:value="2">
            <text:p>2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e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ligro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rendata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lante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ic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vel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merá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t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alú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vivi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struc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r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olv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yo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scubr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qu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j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cuer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ú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o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cre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jor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mo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termin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nry_fo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prec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mach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rmini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j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iqu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dic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cerdo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ec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un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vesti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gradab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slumbr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aj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oni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j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studia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ord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t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aliz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d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gunt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ríai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exacta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omprend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eb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drá_lug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utiliz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iv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ab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ro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urrim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rofu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"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ifíc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cuá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ñor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do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olucio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rc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artid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ivarm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presum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mbi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ést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iene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hacer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uch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nc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ctitu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aptam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i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rri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fech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ray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las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asó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ien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solu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perfecciona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l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va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ocur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un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onsistirá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cargo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full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 table:formula="of:=SUM([.D2:.D77])" office:value-type="float" office:value="216">
            <text:p>216</text:p>
          </table:table-cell>
          <table:table-cell table:style-name="ce1" office:value-type="string">
            <text:p>[ PREV -2 ]</text:p>
          </table:table-cell>
          <table:table-cell table:style-name="ce1" table:number-columns-repeated="2"/>
          <table:table-cell table:formula="of:=SUM([.H2:.H145])" office:value-type="float" office:value="183">
            <text:p>183</text:p>
          </table:table-cell>
          <table:table-cell table:style-name="ce1" office:value-type="string">
            <text:p>[ NEXT +1 ]</text:p>
          </table:table-cell>
          <table:table-cell table:style-name="ce1" table:number-columns-repeated="2"/>
          <table:table-cell table:formula="of:=SUM([.L2:.L145])" office:value-type="float" office:value="238">
            <text:p>238</text:p>
          </table:table-cell>
        </table:table-row>
        <table:table-row table:style-name="ro1">
          <table:table-cell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formula="of:=[.D2]*100/216" office:value-type="float" office:value="17.5925925925926">
            <text:p>17.5925925926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formula="of:=[.H2]*100/183" office:value-type="float" office:value="8.19672131147541">
            <text:p>8.1967213115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formula="of:=[.L2]*100/238" office:value-type="float" office:value="7.56302521008403">
            <text:p>7.5630252101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D3]*100/216" office:value-type="float" office:value="6.01851851851852">
            <text:p>6.0185185185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H3]*100/183" office:value-type="float" office:value="4.91803278688525">
            <text:p>4.9180327869</text:p>
          </table:table-cell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L3]*100/238" office:value-type="float" office:value="5.46218487394958">
            <text:p>5.4621848739</text:p>
          </table:table-cell>
        </table:table-row>
        <table:table-row table:style-name="ro1">
          <table:table-cell/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formula="of:=[.D4]*100/216" office:value-type="float" office:value="6.01851851851852">
            <text:p>6.0185185185</text:p>
          </table:table-cell>
          <table:table-cell table:style-name="ce2" office:value-type="string">
            <text:p>¿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H4]*100/183" office:value-type="float" office:value="4.91803278688525">
            <text:p>4.9180327869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formula="of:=[.L4]*100/238" office:value-type="float" office:value="5.04201680672269">
            <text:p>5.0420168067</text:p>
          </table:table-cell>
        </table:table-row>
        <table:table-row table:style-name="ro1">
          <table:table-cell/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formula="of:=[.D5]*100/216" office:value-type="float" office:value="5.55555555555556">
            <text:p>5.555555555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H5]*100/183" office:value-type="float" office:value="4.37158469945355">
            <text:p>4.3715846995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L5]*100/238" office:value-type="float" office:value="3.78151260504202">
            <text:p>3.781512605</text:p>
          </table:table-cell>
        </table:table-row>
        <table:table-row table:style-name="ro1"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formula="of:=[.D6]*100/216" office:value-type="float" office:value="4.62962962962963">
            <text:p>4.6296296296</text:p>
          </table:table-cell>
          <table:table-cell table:style-name="ce2" office:value-type="float" office:value="-0">
            <text:p>-0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H6]*100/183" office:value-type="float" office:value="3.27868852459016">
            <text:p>3.2786885246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L6]*100/238" office:value-type="float" office:value="2.94117647058824">
            <text:p>2.9411764706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formula="of:=[.D7]*100/216" office:value-type="float" office:value="4.16666666666667">
            <text:p>4.1666666667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H7]*100/183" office:value-type="float" office:value="3.27868852459016">
            <text:p>3.2786885246</text:p>
          </table:table-cell>
          <table:table-cell table:style-name="ce2" office:value-type="string">
            <text:p>es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L7]*100/238" office:value-type="float" office:value="2.52100840336134">
            <text:p>2.5210084034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D8]*100/216" office:value-type="float" office:value="3.7037037037037">
            <text:p>3.7037037037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H8]*100/183" office:value-type="float" office:value="2.73224043715847">
            <text:p>2.7322404372</text:p>
          </table:table-cell>
          <table:table-cell table:style-name="ce2" office:value-type="string">
            <text:p>le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L8]*100/238" office:value-type="float" office:value="2.10084033613445">
            <text:p>2.1008403361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formula="of:=[.D9]*100/216" office:value-type="float" office:value="3.7037037037037">
            <text:p>3.7037037037</text:p>
          </table:table-cell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H9]*100/183" office:value-type="float" office:value="2.73224043715847">
            <text:p>2.7322404372</text:p>
          </table:table-cell>
          <table:table-cell table:style-name="ce2" office:value-type="string">
            <text:p>significa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formula="of:=[.L9]*100/238" office:value-type="float" office:value="1.68067226890756">
            <text:p>1.6806722689</text:p>
          </table:table-cell>
        </table:table-row>
        <table:table-row table:style-name="ro1">
          <table:table-cell/>
          <table:table-cell table:style-name="ce2" office:value-type="string">
            <text:p>sobre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D10]*100/216" office:value-type="float" office:value="3.24074074074074">
            <text:p>3.2407407407</text:p>
          </table:table-cell>
          <table:table-cell office:value-type="string">
            <text:p>v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ver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formula="of:=[.D11]*100/216" office:value-type="float" office:value="3.24074074074074">
            <text:p>3.2407407407</text:p>
          </table:table-cell>
          <table:table-cell office:value-type="string">
            <text:p>tien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formula="of:=[.D12]*100/216" office:value-type="float" office:value="2.77777777777778">
            <text:p>2.7777777778</text:p>
          </table:table-cell>
          <table:table-cell office:value-type="string">
            <text:p>gustar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2" office:value-type="string">
            <text:p>saber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formula="of:=[.D13]*100/216" office:value-type="float" office:value="2.31481481481481">
            <text:p>2.3148148148</text:p>
          </table:table-cell>
          <table:table-cell office:value-type="string">
            <text:p>*0*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2" office:value-type="string">
            <text:p>sé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formula="of:=[.D14]*100/216" office:value-type="float" office:value="1.85185185185185">
            <text:p>1.8518518519</text:p>
          </table:table-cell>
          <table:table-cell office:value-type="string">
            <text:p>sab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pect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r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termi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udi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a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?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g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a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dec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he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quip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serv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ec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lig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qu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vel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bi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iudada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ci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r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sisti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b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pera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nt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d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scubr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valú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ec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c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vivi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ercib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e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ita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je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strucció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aliza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er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termin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c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guntad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sc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j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ua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sacuer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ej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amos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ónd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qu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o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rá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id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ene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cre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e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cord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spech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ron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gunté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nry_fo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ced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xpli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solve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amach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uch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ú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rmini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e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dicc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acerdo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mp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studiar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rrunt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endrá_lu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islumbra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union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rrendata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nstante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ecesida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preci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tlético_de_madri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guit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lantea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t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eñor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íj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ltar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é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bríai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isteri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ord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obedecie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rg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burrimien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sra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r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íjen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irv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d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ábita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mpi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ba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riteri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exactament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mo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mprend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ugos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b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utilizará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cer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iv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jor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r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abe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mpren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itu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eguntam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ens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abí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currirá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ofund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nvesti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"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e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opor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ifíci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bi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escono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á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sualida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onit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artid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speranz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u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iaj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n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resum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feccion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hoy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irec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evolucio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tac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i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onc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a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reativ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rivarm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lgun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n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hac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esagradabl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ol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adapt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ol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ést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jug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inta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ien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odre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aray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e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fich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arc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asó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amo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lo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omerá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e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olució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ospecha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ayorí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uede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corpus sin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>
            <text:p>[ PREV -1 ] 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2836">
            <text:p>2836</text:p>
          </table:table-cell>
          <table:table-cell table:style-name="ce2" table:formula="of:=[.D1]*100/SUM([.D1:.D1500])" office:value-type="float" office:value="18.1399513880005">
            <text:p>18.139951388</text:p>
          </table:table-cell>
          <table:table-cell table:style-name="ce1" office:value-type="string">
            <text:p>[ PREV -2 ]</text:p>
          </table:table-cell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1678">
            <text:p>1678</text:p>
          </table:table-cell>
          <table:table-cell table:style-name="ce1" office:value-type="string">
            <text:p>[ NEXT +1 ]</text:p>
          </table:table-cell>
          <table:table-cell table:style-name="ce2" office:value-type="string">
            <text:p>se</text:p>
          </table:table-cell>
          <table:table-cell table:style-name="ce2"/>
          <table:table-cell table:style-name="ce2" office:value-type="float" office:value="1552">
            <text:p>1552</text:p>
          </table:table-cell>
          <table:table-cell table:formula="of:=[.M1]*100/SUM([.M1:.M1500])" office:value-type="float" office:value="9.37707691378165">
            <text:p>9.3770769138</text:p>
          </table:table-cell>
        </table:table-row>
        <table:table-row table:style-name="ro1">
          <table:table-cell/>
          <table:table-cell table:style-name="ce2" office:value-type="string">
            <text:p>lo</text:p>
          </table:table-cell>
          <table:table-cell table:style-name="ce2"/>
          <table:table-cell table:style-name="ce2" office:value-type="float" office:value="727">
            <text:p>727</text:p>
          </table:table-cell>
          <table:table-cell table:style-name="ce2" table:formula="of:=[.D2]*100/SUM([.D2:.D1501])" office:value-type="float" office:value="5.68057508985779">
            <text:p>5.6805750899</text:p>
          </table:table-cell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836">
            <text:p>836</text:p>
          </table:table-cell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1335">
            <text:p>1335</text:p>
          </table:table-cell>
          <table:table-cell table:formula="of:=[.M2]*100/SUM([.M2:.M1501])" office:value-type="float" office:value="8.90059337289153">
            <text:p>8.9005933729</text:p>
          </table:table-cell>
        </table:table-row>
        <table:table-row table:style-name="ro1">
          <table:table-cell/>
          <table:table-cell table:style-name="ce2" office:value-type="string">
            <text:p>de</text:p>
          </table:table-cell>
          <table:table-cell table:style-name="ce2"/>
          <table:table-cell table:style-name="ce2" office:value-type="float" office:value="677">
            <text:p>677</text:p>
          </table:table-cell>
          <table:table-cell table:style-name="ce2" table:formula="of:=[.D3]*100/SUM([.D3:.D1502])" office:value-type="float" office:value="5.60848314141331">
            <text:p>5.6084831414</text:p>
          </table:table-cell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741">
            <text:p>741</text:p>
          </table:table-cell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1053">
            <text:p>1053</text:p>
          </table:table-cell>
          <table:table-cell table:formula="of:=[.M3]*100/SUM([.M3:.M1502])" office:value-type="float" office:value="7.70638173302108">
            <text:p>7.706381733</text:p>
          </table:table-cell>
        </table:table-row>
        <table:table-row table:style-name="ro1"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488">
            <text:p>488</text:p>
          </table:table-cell>
          <table:table-cell table:style-name="ce2" table:formula="of:=[.D4]*100/SUM([.D4:.D1503])" office:value-type="float" office:value="4.28295594172371">
            <text:p>4.2829559417</text:p>
          </table:table-cell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486">
            <text:p>486</text:p>
          </table:table-cell>
          <table:table-cell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951">
            <text:p>951</text:p>
          </table:table-cell>
          <table:table-cell table:formula="of:=[.M4]*100/SUM([.M4:.M1503])" office:value-type="float" office:value="7.54103560383792">
            <text:p>7.5410356038</text:p>
          </table:table-cell>
        </table:table-row>
        <table:table-row table:style-name="ro1">
          <table:table-cell/>
          <table:table-cell table:style-name="ce2" office:value-type="string">
            <text:p>la</text:p>
          </table:table-cell>
          <table:table-cell table:style-name="ce2"/>
          <table:table-cell table:style-name="ce2" office:value-type="float" office:value="435">
            <text:p>435</text:p>
          </table:table-cell>
          <table:table-cell table:style-name="ce2" table:formula="of:=[.D5]*100/SUM([.D5:.D1504])" office:value-type="float" office:value="3.98863011186503">
            <text:p>3.9886301119</text:p>
          </table:table-cell>
          <table:table-cell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444">
            <text:p>444</text:p>
          </table:table-cell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728">
            <text:p>728</text:p>
          </table:table-cell>
          <table:table-cell table:formula="of:=[.M5]*100/SUM([.M5:.M1504])" office:value-type="float" office:value="6.24356775300172">
            <text:p>6.243567753</text:p>
          </table:table-cell>
        </table:table-row>
        <table:table-row table:style-name="ro1"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349">
            <text:p>349</text:p>
          </table:table-cell>
          <table:table-cell table:style-name="ce2" table:formula="of:=[.D6]*100/SUM([.D6:.D1505])" office:value-type="float" office:value="3.33301499379238">
            <text:p>3.3330149938</text:p>
          </table:table-cell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352">
            <text:p>352</text:p>
          </table:table-cell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487">
            <text:p>487</text:p>
          </table:table-cell>
          <table:table-cell table:formula="of:=[.M6]*100/SUM([.M6:.M1505])" office:value-type="float" office:value="4.45481156238566">
            <text:p>4.4548115624</text:p>
          </table:table-cell>
        </table:table-row>
        <table:table-row table:style-name="ro1">
          <table:table-cell/>
          <table:table-cell table:style-name="ce2" office:value-type="string">
            <text:p>los</text:p>
          </table:table-cell>
          <table:table-cell table:style-name="ce2"/>
          <table:table-cell table:style-name="ce2" office:value-type="float" office:value="296">
            <text:p>296</text:p>
          </table:table-cell>
          <table:table-cell table:style-name="ce2" table:formula="of:=[.D7]*100/SUM([.D7:.D1506])" office:value-type="float" office:value="2.92432325627346">
            <text:p>2.9243232563</text:p>
          </table:table-cell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341">
            <text:p>341</text:p>
          </table:table-cell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463">
            <text:p>463</text:p>
          </table:table-cell>
          <table:table-cell table:formula="of:=[.M7]*100/SUM([.M7:.M1506])" office:value-type="float" office:value="4.43274293920536">
            <text:p>4.4327429392</text:p>
          </table:table-cell>
        </table:table-row>
        <table:table-row table:style-name="ro1">
          <table:table-cell/>
          <table:table-cell table:style-name="ce2" office:value-type="string">
            <text:p>en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table:formula="of:=[.D8]*100/SUM([.D8:.D1507])" office:value-type="float" office:value="2.6460411154081">
            <text:p>2.6460411154</text:p>
          </table:table-cell>
          <table:table-cell/>
          <table:table-cell table:style-name="ce2" office:value-type="string">
            <text:p>que</text:p>
          </table:table-cell>
          <table:table-cell table:style-name="ce2"/>
          <table:table-cell table:style-name="ce2" office:value-type="float" office:value="315">
            <text:p>315</text:p>
          </table:table-cell>
          <table:table-cell/>
          <table:table-cell table:style-name="ce2" office:value-type="string">
            <text:p>no</text:p>
          </table:table-cell>
          <table:table-cell table:style-name="ce2"/>
          <table:table-cell table:style-name="ce2" office:value-type="float" office:value="410">
            <text:p>410</text:p>
          </table:table-cell>
          <table:table-cell table:formula="of:=[.M8]*100/SUM([.M8:.M1507])" office:value-type="float" office:value="4.10739330795432">
            <text:p>4.107393308</text:p>
          </table:table-cell>
        </table:table-row>
        <table:table-row table:style-name="ro1"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43">
            <text:p>243</text:p>
          </table:table-cell>
          <table:table-cell table:style-name="ce2" table:formula="of:=[.D9]*100/SUM([.D9:.D1508])" office:value-type="float" office:value="2.5402467070876">
            <text:p>2.5402467071</text:p>
          </table:table-cell>
          <table:table-cell/>
          <table:table-cell table:style-name="ce2" office:value-type="string">
            <text:p>el</text:p>
          </table:table-cell>
          <table:table-cell table:style-name="ce2"/>
          <table:table-cell table:style-name="ce2" office:value-type="float" office:value="306">
            <text:p>306</text:p>
          </table:table-cell>
          <table:table-cell/>
          <table:table-cell table:style-name="ce2" office:value-type="string">
            <text:p>,</text:p>
          </table:table-cell>
          <table:table-cell table:style-name="ce2"/>
          <table:table-cell table:style-name="ce2" office:value-type="float" office:value="356">
            <text:p>356</text:p>
          </table:table-cell>
          <table:table-cell table:formula="of:=[.M9]*100/SUM([.M9:.M1508])" office:value-type="float" office:value="3.71918094442123">
            <text:p>3.7191809444</text:p>
          </table:table-cell>
        </table:table-row>
        <table:table-row table:style-name="ro1">
          <table:table-cell/>
          <table:table-cell table:style-name="ce2" office:value-type="string">
            <text:p>para</text:p>
          </table:table-cell>
          <table:table-cell table:style-name="ce2"/>
          <table:table-cell table:style-name="ce2" office:value-type="float" office:value="227">
            <text:p>227</text:p>
          </table:table-cell>
          <table:table-cell table:style-name="ce2" table:formula="of:=[.D10]*100/SUM([.D10:.D1509])" office:value-type="float" office:value="2.43483857127534">
            <text:p>2.4348385713</text:p>
          </table:table-cell>
          <table:table-cell/>
          <table:table-cell table:style-name="ce2" office:value-type="string">
            <text:p>"</text:p>
          </table:table-cell>
          <table:table-cell table:style-name="ce2"/>
          <table:table-cell table:style-name="ce2" office:value-type="float" office:value="291">
            <text:p>291</text:p>
          </table:table-cell>
          <table:table-cell/>
          <table:table-cell table:style-name="ce2" office:value-type="string">
            <text:p>las</text:p>
          </table:table-cell>
          <table:table-cell table:style-name="ce2"/>
          <table:table-cell table:style-name="ce2" office:value-type="float" office:value="288">
            <text:p>288</text:p>
          </table:table-cell>
          <table:table-cell table:formula="of:=[.M10]*100/SUM([.M10:.M1509])" office:value-type="float" office:value="3.125">
            <text:p>3.125</text:p>
          </table:table-cell>
        </table:table-row>
        <table:table-row table:style-name="ro1">
          <table:table-cell/>
          <table:table-cell office:value-type="string">
            <text:p>dijo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table:style-name="ce2" office:value-type="string">
            <text:p>*0*</text:p>
          </table:table-cell>
          <table:table-cell table:style-name="ce2"/>
          <table:table-cell table:style-name="ce2" office:value-type="float" office:value="286">
            <text:p>286</text:p>
          </table:table-cell>
          <table:table-cell/>
          <table:table-cell table:style-name="ce2" office:value-type="string">
            <text:p>ha</text:p>
          </table:table-cell>
          <table:table-cell table:style-name="ce2"/>
          <table:table-cell table:style-name="ce2" office:value-type="float" office:value="241">
            <text:p>241</text:p>
          </table:table-cell>
          <table:table-cell table:formula="of:=[.M11]*100/SUM([.M11:.M1510])" office:value-type="float" office:value="2.69937275985663">
            <text:p>2.6993727599</text:p>
          </table:table-cell>
        </table:table-row>
        <table:table-row table:style-name="ro1">
          <table:table-cell/>
          <table:table-cell office:value-type="string">
            <text:p>ya</text:p>
          </table:table-cell>
          <table:table-cell/>
          <table:table-cell office:value-type="float" office:value="192">
            <text:p>192</text:p>
          </table:table-cell>
          <table:table-cell table:number-columns-repeated="2"/>
          <table:table-cell table:style-name="ce2" office:value-type="string">
            <text:p>por</text:p>
          </table:table-cell>
          <table:table-cell table:style-name="ce2"/>
          <table:table-cell table:style-name="ce2" office:value-type="float" office:value="268">
            <text:p>268</text:p>
          </table:table-cell>
          <table:table-cell/>
          <table:table-cell office:value-type="string">
            <text:p>es</text:p>
          </table:table-cell>
          <table:table-cell/>
          <table:table-cell office:value-type="float" office:value="185">
            <text:p>185</text:p>
          </table:table-cell>
          <table:table-cell/>
        </table:table-row>
        <table:table-row table:style-name="ro1">
          <table:table-cell/>
          <table:table-cell office:value-type="string">
            <text:p>mientras</text:p>
          </table:table-cell>
          <table:table-cell/>
          <table:table-cell office:value-type="float" office:value="161">
            <text:p>161</text:p>
          </table:table-cell>
          <table:table-cell table:number-columns-repeated="2"/>
          <table:table-cell table:style-name="ce2" office:value-type="string">
            <text:p>un</text:p>
          </table:table-cell>
          <table:table-cell table:style-name="ce2"/>
          <table:table-cell table:style-name="ce2" office:value-type="float" office:value="253">
            <text:p>253</text:p>
          </table:table-cell>
          <table:table-cell/>
          <table:table-cell office:value-type="string">
            <text:p>su</text:p>
          </table:table-cell>
          <table:table-cell/>
          <table:table-cell office:value-type="float" office:value="173">
            <text:p>173</text:p>
          </table:table-cell>
          <table:table-cell/>
        </table:table-row>
        <table:table-row table:style-name="ro1">
          <table:table-cell/>
          <table:table-cell office:value-type="string">
            <text:p>hoy</text:p>
          </table:table-cell>
          <table:table-cell/>
          <table:table-cell office:value-type="float" office:value="157">
            <text:p>157</text:p>
          </table:table-cell>
          <table:table-cell table:number-columns-repeated="2"/>
          <table:table-cell table:style-name="ce2" office:value-type="string">
            <text:p>las</text:p>
          </table:table-cell>
          <table:table-cell table:style-name="ce2"/>
          <table:table-cell table:style-name="ce2" office:value-type="float" office:value="245">
            <text:p>245</text:p>
          </table:table-cell>
          <table:table-cell/>
          <table:table-cell office:value-type="string">
            <text:p>le</text:p>
          </table:table-cell>
          <table:table-cell/>
          <table:table-cell office:value-type="float" office:value="157">
            <text:p>157</text:p>
          </table:table-cell>
          <table:table-cell/>
        </table:table-row>
        <table:table-row table:style-name="ro1">
          <table:table-cell/>
          <table:table-cell office:value-type="string">
            <text:p>las</text:p>
          </table:table-cell>
          <table:table-cell/>
          <table:table-cell office:value-type="float" office:value="155">
            <text:p>155</text:p>
          </table:table-cell>
          <table:table-cell table:number-columns-repeated="2"/>
          <table:table-cell office:value-type="string">
            <text:p>con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han</text:p>
          </table:table-cell>
          <table:table-cell/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string">
            <text:p>una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un</text:p>
          </table:table-cell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string">
            <text:p>aseguró</text:p>
          </table:table-cell>
          <table:table-cell/>
          <table:table-cell office:value-type="float" office:value="127">
            <text:p>127</text:p>
          </table:table-cell>
          <table:table-cell table:number-columns-repeated="2"/>
          <table:table-cell office:value-type="string">
            <text:p>al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136">
            <text:p>136</text:p>
          </table:table-cell>
          <table:table-cell/>
        </table:table-row>
        <table:table-row table:style-name="ro1">
          <table:table-cell/>
          <table:table-cell office:value-type="string">
            <text:p>señaló</text:p>
          </table:table-cell>
          <table:table-cell/>
          <table:table-cell office:value-type="float" office:value="116">
            <text:p>116</text:p>
          </table:table-cell>
          <table:table-cell table:number-columns-repeated="2"/>
          <table:table-cell office:value-type="string">
            <text:p>del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string">
            <text:p>una</text:p>
          </table:table-cell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115">
            <text:p>115</text:p>
          </table:table-cell>
          <table:table-cell table:number-columns-repeated="2"/>
          <table:table-cell office:value-type="string">
            <text:p>ha</text:p>
          </table:table-cell>
          <table:table-cell/>
          <table:table-cell office:value-type="float" office:value="141">
            <text:p>141</text:p>
          </table:table-cell>
          <table:table-cell/>
          <table:table-cell office:value-type="string">
            <text:p>está</text:p>
          </table:table-cell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string">
            <text:p>así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office:value-type="string">
            <text:p>se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fue</text:p>
          </table:table-cell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string">
            <text:p>explicó</text:p>
          </table:table-cell>
          <table:table-cell/>
          <table:table-cell office:value-type="float" office:value="102">
            <text:p>102</text:p>
          </table:table-cell>
          <table:table-cell table:number-columns-repeated="2"/>
          <table:table-cell office:value-type="string">
            <text:p>es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string">
            <text:p>si</text:p>
          </table:table-cell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float" office:value="97">
            <text:p>97</text:p>
          </table:table-cell>
          <table:table-cell table:number-columns-repeated="2"/>
          <table:table-cell office:value-type="string">
            <text:p>más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tiene</text:p>
          </table:table-cell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string">
            <text:p>hay</text:p>
          </table:table-cell>
          <table:table-cell/>
          <table:table-cell office:value-type="float" office:value="87">
            <text:p>87</text:p>
          </table:table-cell>
          <table:table-cell table:number-columns-repeated="2"/>
          <table:table-cell office:value-type="string">
            <text:p>después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string">
            <text:p>afirmó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office:value-type="string">
            <text:p>para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ya</text:p>
          </table:table-cell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string">
            <text:p>indicó</text:p>
          </table:table-cell>
          <table:table-cell/>
          <table:table-cell office:value-type="float" office:value="81">
            <text:p>81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string">
            <text:p>este</text:p>
          </table:table-cell>
          <table:table-cell/>
          <table:table-cell office:value-type="float" office:value="74">
            <text:p>74</text:p>
          </table:table-cell>
          <table:table-cell/>
        </table:table-row>
        <table:table-row table:style-name="ro1">
          <table:table-cell/>
          <table:table-cell office:value-type="string">
            <text:p>más</text:p>
          </table:table-cell>
          <table:table-cell/>
          <table:table-cell office:value-type="float" office:value="78">
            <text:p>78</text:p>
          </table:table-cell>
          <table:table-cell table:number-columns-repeated="2"/>
          <table:table-cell office:value-type="string">
            <text:p>)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string">
            <text:p>para</text:p>
          </table:table-cell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string">
            <text:p>recordó</text:p>
          </table:table-cell>
          <table:table-cell/>
          <table:table-cell office:value-type="float" office:value="76">
            <text:p>76</text:p>
          </table:table-cell>
          <table:table-cell table:number-columns-repeated="2"/>
          <table:table-cell office:value-type="string">
            <text:p>quien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también</text:p>
          </table:table-cell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string">
            <text:p>efe</text:p>
          </table:table-cell>
          <table:table-cell/>
          <table:table-cell office:value-type="float" office:value="71">
            <text:p>71</text:p>
          </table:table-cell>
          <table:table-cell table:number-columns-repeated="2"/>
          <table:table-cell office:value-type="string">
            <text:p>su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string">
            <text:p>esta</text:p>
          </table:table-cell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string">
            <text:p>añadió</text:p>
          </table:table-cell>
          <table:table-cell/>
          <table:table-cell office:value-type="float" office:value="66">
            <text:p>66</text:p>
          </table:table-cell>
          <table:table-cell table:number-columns-repeated="2"/>
          <table:table-cell office:value-type="string">
            <text:p>hech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hay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string">
            <text:p>considera</text:p>
          </table:table-cell>
          <table:table-cell/>
          <table:table-cell office:value-type="float" office:value="61">
            <text:p>61</text:p>
          </table:table-cell>
          <table:table-cell table:number-columns-repeated="2"/>
          <table:table-cell office:value-type="string">
            <text:p>lo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están</text:p>
          </table:table-cell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string">
            <text:p>tiene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float" office:value="-0">
            <text:p>-0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con</text:p>
          </table:table-cell>
          <table:table-cell/>
          <table:table-cell office:value-type="float" office:value="57">
            <text:p>57</text:p>
          </table:table-cell>
          <table:table-cell/>
        </table:table-row>
        <table:table-row table:style-name="ro1">
          <table:table-cell/>
          <table:table-cell office:value-type="string">
            <text:p>destacó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string">
            <text:p>tan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hoy</text:p>
          </table:table-cell>
          <table:table-cell/>
          <table:table-cell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desde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string">
            <text:p>posibilidad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sus</text:p>
          </table:table-cell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-0">
            <text:p>-0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dos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string">
            <text:p>son</text:p>
          </table:table-cell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string">
            <text:p>pero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string">
            <text:p>entre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de</text:p>
          </table:table-cell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string">
            <text:p>subrayó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string">
            <text:p>también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había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hasta</text:p>
          </table:table-cell>
          <table:table-cell/>
          <table:table-cell office:value-type="float" office:value="45">
            <text:p>45</text:p>
          </table:table-cell>
          <table:table-cell table:number-columns-repeated="2"/>
          <table:table-cell office:value-type="string">
            <text:p>gobierno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string">
            <text:p>puede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/>
          <table:table-cell office:value-type="string">
            <text:p>creo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string">
            <text:p>le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sólo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/>
          <table:table-cell office:value-type="string">
            <text:p>personas</text:p>
          </table:table-cell>
          <table:table-cell/>
          <table:table-cell office:value-type="float" office:value="42">
            <text:p>42</text:p>
          </table:table-cell>
          <table:table-cell table:number-columns-repeated="2"/>
          <table:table-cell office:value-type="string">
            <text:p>dijo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nos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string">
            <text:p>igual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office:value-type="string">
            <text:p>aunque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más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string">
            <text:p>tuvo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office:value-type="string">
            <text:p>pero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tienen</text:p>
          </table:table-cell>
          <table:table-cell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office:value-type="string">
            <text:p>manifestó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-fpt-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les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string">
            <text:p>agregó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office:value-type="string">
            <text:p>este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él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string">
            <text:p>vez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office:value-type="string">
            <text:p>han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será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consideró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string">
            <text:p>años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por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anunció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string">
            <text:p>antes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desde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también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string">
            <text:p>son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va</text:p>
          </table:table-cell>
          <table:table-cell/>
          <table:table-cell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string">
            <text:p>reconoció</text:p>
          </table:table-cell>
          <table:table-cell/>
          <table:table-cell office:value-type="float" office:value="34">
            <text:p>34</text:p>
          </table:table-cell>
          <table:table-cell table:number-columns-repeated="2"/>
          <table:table-cell office:value-type="string">
            <text:p>caso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ahora</text:p>
          </table:table-cell>
          <table:table-cell/>
          <table:table-cell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string">
            <text:p>tienen</text:p>
          </table:table-cell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anunció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supone</text:p>
          </table:table-cell>
          <table:table-cell/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)</text:p>
          </table:table-cell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sobre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aún</text:p>
          </table:table-cell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decir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office:value-type="string">
            <text:p>insistió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haya</text:p>
          </table:table-cell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espera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string">
            <text:p>otros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hace</text:p>
          </table:table-cell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cree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tanto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tuvo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que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muy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hasta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puesto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pesar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durante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años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office:value-type="string">
            <text:p>tres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sea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del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office:value-type="string">
            <text:p>gran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al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señala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string">
            <text:p>aseguró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hacer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tiempo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ciento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cuenta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claro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está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mañana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único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madrid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era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con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advirtió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cada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partido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año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podría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dice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esta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españa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paíse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pp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ser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algo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país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ver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prensa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equip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pueden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por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string">
            <text:p>tod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xiste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precisó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pasad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estaba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sin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como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debe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reunión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informó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todos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sino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su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fueron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tendrán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afirmó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hizo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asegura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ser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ayer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reiteró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pued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antes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apuntó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estas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considerar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estadounidense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esa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posible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convencid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uando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hombre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si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opinó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comenzó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habrá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mund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tendrá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tanto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presidente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consecuencia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evitar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proyect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pueda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empresas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grup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ese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dado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otras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viene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situación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deseo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todavía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trabajo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dólar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leva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equipo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tra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legó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n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uno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string">
            <text:p>partidos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esper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éste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string">
            <text:p>periodistas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fu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unca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string">
            <text:p>comentó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empres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puedan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forma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deb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nadie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pese.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uno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sería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asegurado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primera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stos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problemas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otro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tenía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afirma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congres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xisten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comunicado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hoy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podrían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impedir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confió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mantiene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-fpt-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quier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entre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año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sid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representa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pensar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francé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lgunos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sostuvo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y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tros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tenemos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y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-0">
            <text:p>-0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españa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u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van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país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cualqui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dijo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consideran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mism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permite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además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necesida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erán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parece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ley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siempre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indica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string">
            <text:p>esperanza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incluye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hecho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estado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yo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tendrá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fuente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cualquier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acciones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punto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todo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denunció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nuev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deben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asuntos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porque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objetivo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recordar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hay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mbos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gobierno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consideró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ubo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importante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primer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sufrió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nada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ciudad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etende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encuentro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actividade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articip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declaró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ademá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presentó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equipos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viajab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o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much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form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riticó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debid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estará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lamentó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contr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además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dicen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cuatro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abí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previsto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ahora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teng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ayer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funcionari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finalmente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uestiones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aquello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trabaj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quiere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999">
            <text:p>199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sean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admitió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únic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ntuvo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advirtió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españ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parte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indicaron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situación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ésta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indican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confía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ctualmente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mpresa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es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tendrán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proyecto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merca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llos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medidas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brasil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destacó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señalaron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meno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grupa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pesetas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sentido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pera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aquellos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comunida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pasó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anunciado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;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reúne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jugadores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moment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ras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egó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parti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sí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entrevista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europe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ublica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indicado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dí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unque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establece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problem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enga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técnicos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psoe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taban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zona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únic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eberá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pp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algun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hacen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fútbol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es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o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seguro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e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osotros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recalcó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mucho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os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afirmar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comisió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sperar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afirman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bie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orma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mejor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él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ocurre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tener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rte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viven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ñalar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unas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i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reen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ot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da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entiende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joven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llega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mismo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habí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preside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temas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cuando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terminó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ley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estudi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ticiparon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iudad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nasdaq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dejó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tenía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onu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anto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actividades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nuev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omponen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ñalado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soldado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mantienen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dinero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socialist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ovocó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hace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analista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ganó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mana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si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arece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onfirmó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m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ermitan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aseguran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secto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recibió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ub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fútbo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prevé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pensamos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es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orresponde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días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ef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traviesa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uenta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nada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cluso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iento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siempr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afectan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ambios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será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andidato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onocido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socia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integran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mercado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aznar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spera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ampeones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sei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varios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público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poco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he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significa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momen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hubiera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tuvieron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iniciativ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legaron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reconocido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fisca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stituye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diciendo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-fpa-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ogró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siempre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aquell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to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ahora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inform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éxico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explic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dond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lla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dicho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lig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one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ecesario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olicí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menzará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allí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interé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otivó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asegurar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spaño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articipará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antes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eriodist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nuevo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calcul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ocialist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spone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nacional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dí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spect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rofesionales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mism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muriero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estimó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operació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fect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arte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ued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re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información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s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esent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sociales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fueron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repar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recuerd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egund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al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europ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sta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pondrá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lugar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líban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todas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explicaron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rens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ir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sabe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úbl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ekí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queremos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lectora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ucede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menos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cultur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nsider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iens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ól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t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tal.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ll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quiera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obr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barcelon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btuvo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regional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autoridad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llega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idió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ectore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asistiero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supone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arí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o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evidente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indicatos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unos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social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eñaló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almente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ide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important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estén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rimer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parec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irige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cos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conómic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deberí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prevé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chevenement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refleja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obras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último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uso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sevilla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otro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madrid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explic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cluyó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declaracione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roblem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bajó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iniciativ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tiemp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b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medid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a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retenden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entidade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trabajad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penas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labor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guer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peran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explicad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dic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ará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español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edi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hin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emostrar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oe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mplic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español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juez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mitirá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esper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españo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tenec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n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un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lificó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ancione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grand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lefónic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tenid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aís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spués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libr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1998">
            <text:p>199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gul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asunt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alg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sputará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iniciativa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jugador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ecesit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jueg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ca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duc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alumno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empresa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se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tendrí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activi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ncabez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otro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quien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frecen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estad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inclu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sideró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gente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tien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jueg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ebido_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rincip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srael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resaltó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ism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cupó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matizó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ayo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aber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mujere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tod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ignific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sabemo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roces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parec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sectore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ra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nsar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tengan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serí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levab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apel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sí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adec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emuestr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inist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cog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vida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confianz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articipó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servicio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internacional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enían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acuerd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unicipa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l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osa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suficient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id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olític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se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aliza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rimer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hace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sarrollan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ierto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jueg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upuestament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onstató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lehendakari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mo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israel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de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ausas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conclus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reciben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comprobó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polític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egú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dólare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ventaj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incluirá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demostró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iet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ce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tale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dejó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odí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teme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lozan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ermit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lesión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ext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ic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organism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ervici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qued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fiscal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gándar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ntrol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mantuv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ervici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dejaro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apoy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grupo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alguie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-fpa-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reun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ientras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onsiderad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egur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habrí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*0*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demand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lev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temporad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verdad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uy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difícil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ataluñ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t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hin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investigación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err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sabí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(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otiz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esfuerz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local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í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asimism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v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blig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presentarse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fra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frent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teng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asegur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osteriorment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señalan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jugad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cir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ve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atalá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sident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ministr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navarr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é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vist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di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firm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fue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jun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sector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iemp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ienz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aclaró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municipa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gunas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impidió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le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é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político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inversor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brá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institución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iniestr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frec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onocid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amin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alleci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puntualizó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uris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rasil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oportunidade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españo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uchos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rey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obertur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xist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andidato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alu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llo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valore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val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uviero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decisión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elefón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fesional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ircunstancia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internacio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rc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inversión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deja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euu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sostiene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sentenci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ermiti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israelíe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zon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fuer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pedid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ecnologí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present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aspecto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acci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istirá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bien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próxim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ciern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destacad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ompañí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eneró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permitir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var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ará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onseguir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emo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ará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añade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entonc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upuso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polític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c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udier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solucione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fi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elebrará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mañan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hem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tituye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ifr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ent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ntendrá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económic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documen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venezuel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apital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tribu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túan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valencia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l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sarroll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cantidad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manifestó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umente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acus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aba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estad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s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obr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ele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jecutiv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omar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scart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sab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busc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bat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id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ganiz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olicit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grav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demostr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azon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ey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jemplo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ecordad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e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ntení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confirm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esulta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legab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lant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yud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oduc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congres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úbl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rganismo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ermit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millon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sent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us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izquierd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t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mund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nive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id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eveló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insis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asi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tard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juici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washingto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reci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ll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lgú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at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jérci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gr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importanci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labor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arí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buen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egion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gar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investigacion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medid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tinú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evolución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cuerd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stablec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oldad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az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utiliz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futbolista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técn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gu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econoc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eal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odelo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ociedad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olític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men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hora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ropuest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sar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ermitirá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diciembr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mparte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habrí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obstant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ner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adelantó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orig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hávez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mayor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segurid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alir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lantill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sensació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otorg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ta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fernández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sisti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fiscal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arlamen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t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spué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rimer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resultaro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jar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mes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umpl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crisi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eseta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uri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eguidor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ierto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llevaro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fáci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inmigrante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retendí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ni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hac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j.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opin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tiene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quel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niñ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desd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ab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creem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ropietarios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tonces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hombr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omú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consist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eor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samble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hemos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impuest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mesa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acab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quisiéram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rgentin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fí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maner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ientífic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re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aseguraron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juzg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quie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lo_mism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urope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lam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espaci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olomb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od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grup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brasileñ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israe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lec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bi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nunci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asi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hiz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a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udiar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asad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yud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rdi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objetiv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yunta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vará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opción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trabaj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les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quieren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doc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os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olítica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lcald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untos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oportunidad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uest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one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fina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radic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yud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cision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atl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tr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iens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tempora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unto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afirmad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artid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v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mantien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york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ínimo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trabaj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dirigent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tiliz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juici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med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gur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vehícul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vuel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an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mujer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ádiz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egur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reconocer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selec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cede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mostrad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sociedad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ticip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ubray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odr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í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ificultad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explic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muestr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ampañ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obiern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ecí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loc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eñal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ropon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aus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idió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autónom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nuev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uego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imposible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normativ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ad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much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ví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emani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títul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hombr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haga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hubo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ertez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pende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product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odi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bía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zona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onfli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iu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siempre.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par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nt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inmigrante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su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ésto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xperienci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inform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nto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saben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ivi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ecí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menaza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iudadan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rgentin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había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movimie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cidir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mprobar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jur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empl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arecí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ronte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oduj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ijero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justi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ecidiero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incip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rvi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adrileñ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eci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e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mercia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agent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rv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kilómetr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opiedad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un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em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ib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abaj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r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ibr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fiend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ecis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mpromis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incid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nfes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escamp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ab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n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jueg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vestig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egunta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angre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altab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rtícul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asun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uebl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ecidi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vari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fect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1999">
            <text:p>1999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uer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mputado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1998">
            <text:p>1998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spac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tu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recurs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enunci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trará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optimism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erech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mpl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inform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ába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menzaro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nsiderad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in_embar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biero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leg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anz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rí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retir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ueb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ejor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ilician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viru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ntoni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obligacion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egund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valú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esenta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objetiv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b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nfermedad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gent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estion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gast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opin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entaro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lguie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noso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s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vasc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ampe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iero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go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in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ent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interio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s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viví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cció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reconoci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i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eportista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uxemburg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cup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futur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nsej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oblig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entr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israelí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rat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númer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entr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arantiz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valo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uent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eng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ircunstanci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uestr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interé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erce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igur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ctitud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ujer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v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corda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ech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rtenec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familia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guira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urop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oces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norm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mi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indica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osi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uv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nflict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euu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aci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difici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iruret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ist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e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ll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vec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vid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residi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provechan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s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nuestra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ivi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mpeti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sider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iudadan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obabl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brirá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libr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hay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erar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observ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xtremad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st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ct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arrei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l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objetiv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eo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mpidi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unicipa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crib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mpetenci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ogra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legu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mpresari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inut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ciend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en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aña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amo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ntonc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incidier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tar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operació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accionista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zatopek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eme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insisti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cluirá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o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cuado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igu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hace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quié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usi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jueg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busca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grav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ecisaro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eclaró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upong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operador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imer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ticipará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erech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uerp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ad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fundamental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egur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ormará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gol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or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sumi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ocument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ultura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ensab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úblic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irectiv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ej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o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ducació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sas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greg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iari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voqu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viru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n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alizará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cepta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unido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ntrolab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edí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istem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ost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not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instalaciones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tampoc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ventaj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emana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intentaro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oming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iu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nfrentars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t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aul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canz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s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oduct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ugur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erc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sult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nombramient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'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ecientement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franj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d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o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erio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rend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nt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specia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ir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a_nuestr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emi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osib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ñal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xpert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divers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mit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mpresari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xactam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meterse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illon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jornad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écnic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ficionad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uer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ar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ntende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investigad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id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ultur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operativ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haz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sól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etroler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dic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ovoc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not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ó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ret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ot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ci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000">
            <text:p>2000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ed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fre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proyect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op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g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vem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teinbrenn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r_ejempl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balance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nsc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guir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ilita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ong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y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é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kilómet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vacúan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médic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an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e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enía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e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c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razó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an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uatro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espera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opu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rup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an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jor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obable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us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punt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ligr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la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cid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forma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obl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nt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dirle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alt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lic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ide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últip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hiban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gu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abog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acie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visit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educati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oce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ub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dos_unid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óvil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ar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e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stitucion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quej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duc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ustarí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artefac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trenado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erá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mont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iter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facilitar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rít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en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ubraya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loc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íde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asajero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inci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y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ese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en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s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órdob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u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abalz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legand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recur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uls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fluencia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989">
            <text:p>198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ta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endrían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noti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y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tr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real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rticip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oc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en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s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urioso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republica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vanz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(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ases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ez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escartó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venezol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voc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'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oincid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máge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onzál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ontr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omen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ersonaj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ompañ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eclara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arant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ur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obr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acien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tr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eniz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ui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yuda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ve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esiden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b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u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inoche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berg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oblem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lm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arti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fectad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nde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usted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erren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s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t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ali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n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troler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allor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stituy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nu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noc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icie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irí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fi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ldad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stud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hizbulá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ta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d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universida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viert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etend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hi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mport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socia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emá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ducí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eneralitat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fue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ga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urope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rag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áxim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junt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m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id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otrond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ej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inidad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em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g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s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ij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aria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naliz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iesg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in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gres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as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as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alv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ertame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dmit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ezcl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fies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adi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ez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rtist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jaf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legu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forma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onta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v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re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ar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naliz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rror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futu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truy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est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úme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mit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éficit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irect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g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ovoca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lantill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bisp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ositiv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conóm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st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futbolist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_todo_cas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spañol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per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s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jimén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ntuvie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r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eñal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urri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enor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ogram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rr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dmit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háv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munica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pc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ua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sperab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equeñ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leg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cident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écnic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avorec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í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flej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lugar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form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ngú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orqu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igila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rd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pera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lu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zá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lanteamien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mbie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ig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lcula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xtremeñ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manecí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human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uev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en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juev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lui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gist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lamenta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risi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al_vez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iesg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in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pa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arroquí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pin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bez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ole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j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glé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i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violenc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frec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form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unidad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ebr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rític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fer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ncabez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quier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unici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osibilidad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t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ensibilid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iñ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bablement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esafí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urop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on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poyarl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utonom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scú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iferent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ip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erí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ñadi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ivatiz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uest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oldado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és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adec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di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homb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ú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siderad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uiab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sl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qu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gente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ilater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oducto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ed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eo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mpez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etermin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éxi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gu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olpist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a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pres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áxim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et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volucion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universid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nsid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orman_part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min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l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ox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mistos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p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irm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mpidiero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cidi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d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estig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odem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yugoslavi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fall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fuerz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erti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is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líne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llev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unqu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casio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litab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-fe-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ier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embr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universitar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epend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pend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laz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arc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arc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rasileñ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segurar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ot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cb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lgu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umul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alv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antand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om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rgumen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re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sifica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arrac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nunc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ensació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lific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esid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e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alabr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il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nunc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opugn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rde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sid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de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ueb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curri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lug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irte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mple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ten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ug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rabajado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stitu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ept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xigi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léfo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ivindic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dmite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elul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dí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isciplin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inistr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irv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ternacion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alagueñ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lausur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helad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g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ienc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ti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hiz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ndrí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erí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eci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gur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lus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termed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bl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í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ilo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artí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universitari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herman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viament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síquic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edi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ordem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epartamen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port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quier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mbient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xpos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ngun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ómpu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s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erde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it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umb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olve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iv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s_deci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vedad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fundament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cnoco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leb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omicil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us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ermin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grar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em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cup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opuest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as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uncion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firm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iv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quier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arantiz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xper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br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conómic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rganiz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juga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jura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munic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viert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hectáre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tléti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guie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unicip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fect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rig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ilic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erson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el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versa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erson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eci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n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znm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mpañí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tenton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nad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rancel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levi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onoci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efini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erech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sisti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ip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jóven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obiern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posi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ho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b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xchang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aliz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sigui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ovimien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ig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xpres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in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rvirá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libr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ircunstan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rabajab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que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arlamentar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bray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herid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ver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canz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pina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lemen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tú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e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nven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ide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dividu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i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ufrie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e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tir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les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nsej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sibl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arc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irec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acilit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spondi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ctu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pon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sever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bresal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banderad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nvencimient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gur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uadr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icelehendakari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udie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líne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ode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oced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ndidatur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enils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cí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hace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stadounidens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per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ued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ond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mportant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o_obst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en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distin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un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sh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ola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oport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fert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bv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ntid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rabaj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front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mpañí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utóno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sit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nunc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sraelí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cab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ugeri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on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ba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encill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dministr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fons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ú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co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ene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únic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lla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mpit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solu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sperar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cuado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eg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ndalucí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sc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eneral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écnic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enadore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noch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estig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icrosoft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ítul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oduct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odamos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abl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egoc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mer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itú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s&amp;p50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ime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tern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ncuentr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spir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adr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web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tali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recisa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dic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errar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r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kosov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arroll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victor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par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umentó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rganiza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e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ací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manifies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utomóvi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ntab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huelg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ostsoviéti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rav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baj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sputa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rav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mentó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ontinua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tap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quip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és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ctua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fi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otr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as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sociac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grav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upong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opi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ispone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xplica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nv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as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galard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rop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berá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dirá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grar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us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yud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mpresió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itula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ataqu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ander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ataluñ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otr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corr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labore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form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sisti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veía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iquez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obre_tod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(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corpora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dici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'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lector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ot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xigía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condi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urant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scrito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estrateg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ndaluz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llianz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rescindibl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esarroll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ecesi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emplead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ivers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iv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troler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oc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gur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ud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londre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ci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ua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ío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redomin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media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curr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m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is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o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abor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ombardeo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evit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rcer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oc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critic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reí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a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trenamient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últim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val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robaro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as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interis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rm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alencia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brid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euu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ánchez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cid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gíme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mpetencia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espond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écad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st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ranc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ndicat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llian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umor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utonóm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ad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canism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iv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laz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uan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hac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lvarez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mplic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ce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terpret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ti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lid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fc_barcelo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ac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mig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u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_igual_q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ay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ampes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rg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mpet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r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nt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omplic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ici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rg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allv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mple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curs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teres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mpl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lient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ser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nalic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gram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nac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irm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puest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iez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muestra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u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t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hícul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m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el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dentifica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argent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ch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tomóvi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ci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b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fi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lint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socia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epso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ce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centrac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ger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7.256">
            <text:p>107.25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meti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eba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g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dificacio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lomb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iez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oliv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irm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rrer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ot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ec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mand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árbit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lam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estió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ich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órmul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o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us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j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et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ivad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visi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tr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ruguay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rgani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o_sól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e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adril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r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ien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ue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e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stantáne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iu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adajo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d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últim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inmunodepre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rome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ndrem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pó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cluyó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inist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xican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dic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p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colare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om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s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ncari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paque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de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cal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m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ie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quehac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minist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ord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eces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liga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icid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rtelsman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gura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mw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ansi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inan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ntaj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d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gu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juici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ominic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uncion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orm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g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squi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niste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cidi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bú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j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ava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unc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g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llafranc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car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r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lí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áctic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rance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nz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dio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o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bili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tiv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a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id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est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og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sciplinari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umero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mpl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achí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ertelsman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zc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lz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rgan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acion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yanqui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all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uev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am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sit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g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rit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o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uch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ados_uni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vi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abiliz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ig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alencian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ís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lum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u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p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t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i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la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uchach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sponsab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sn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presenta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rd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ci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hav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la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trenad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cesi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ducíam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vi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iuda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up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ven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a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terguberna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-fpa-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bsidiar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rtugu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y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iter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cesion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a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tomóvi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ces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lific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j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utobu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age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ame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loqu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c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augur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n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lig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corda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pañol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ecesar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ne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nj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fer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p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recu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g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lmrphs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fica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l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locut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fi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krem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tuv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abajad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ebi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d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avar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nd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gr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un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ela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lante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egativ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ju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ament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pul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ecesa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ul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accion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tr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so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ur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an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pic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soli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ráncfor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v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duc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g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d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spe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a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ue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ante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ituy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us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un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rec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oj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v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ipl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iterari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imav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ig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uev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997">
            <text:p>199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esú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lec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992">
            <text:p>19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elipe_gonzález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rmin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ventu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tor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al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lic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ng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ensu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pt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d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unida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ter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nzález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e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i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rant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llá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mist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imul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ci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av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nt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rve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g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plot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ien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licit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crib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oni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ris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jen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tuars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ber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e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giri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uest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inistr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on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ud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t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ba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rance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se_a_q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mes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stur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naz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on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943">
            <text:p>194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difiq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rtefac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ci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mpl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teri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poste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conocie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ain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iemp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o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stal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pañol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zarr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ul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washingt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ue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sé_luis_sier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isaj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o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is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ur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dific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vorezc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abaj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vestig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termediar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ndid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g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óg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910">
            <text:p>191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ct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ccero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ism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end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lific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r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pici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c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9_de_en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ve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yo_de_1999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oga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spec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je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isiblem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a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pedi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et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stribu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s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e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n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iban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ent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gg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eder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form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otat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tali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urbaníst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ac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licí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r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irm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ol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amina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a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rect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i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m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fiend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fíc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p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gistr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cluy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979">
            <text:p>1979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ma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oehl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ilita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ndat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c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t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fr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pris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acio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agonis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nunci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iod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quí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ante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veni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r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uste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nc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alquie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tendem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lea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inú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ocumen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lombi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b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dentific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acional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us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lcul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ij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onsej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o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u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n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nifesta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atisfa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-fe-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íbano-israelí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mpera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scil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amañ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ll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ic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an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ian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ir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oad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ec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cend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ibert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itualm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onzále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nferm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ib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rand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jerc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erd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sonaj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yo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kswag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ligros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ra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z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cnologí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áxi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btuvie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mát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ju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on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vers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or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dure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rre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via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ima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umani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v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lombian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ie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ech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conoc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def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us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r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koehl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_aho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cotas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trob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rr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usulma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able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ñana,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jen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scu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sent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portist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lab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es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mostr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tend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nt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nti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alaman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i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rel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a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ur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je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sesin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peler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arse_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op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dígen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ued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a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orda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fuer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tur_m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iv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luev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muebl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ch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istr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rtícul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u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gr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stific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tac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fesion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mari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ontecimien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simism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frece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i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s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ler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cen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y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bog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nto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ribuy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uel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le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senta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uti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ma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eleg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ig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uev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s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am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spon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tinú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ech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firm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inali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sació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iód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venci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imir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nanci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ode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ádi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eiru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es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uel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gu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gres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portist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asion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rritori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it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eler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lec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au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stig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so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ir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ándo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cien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eriment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spues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le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ig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adit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a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iunf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uncion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imin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alquie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n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ach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mpañ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kan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tu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ñadie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tempor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fes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c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moró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rtugal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iunf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mpl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it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fin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n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ord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ok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st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meric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finid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ác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lucion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orta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form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fend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por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cépt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.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nde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l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s_nuestr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adounidens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ier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r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spar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uard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st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bv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i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cansa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rgume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titu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e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adi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ovi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incipal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dustri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abo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ced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ig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ing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isti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tra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sig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icul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í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quizá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tendí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l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pier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cendiari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ráf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xu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g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spectiv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ti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trimoni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ban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bserva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rc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utbolis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u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el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s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ña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h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gl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iste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dependi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nsan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a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is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áct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gricultura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únicam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jugovic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fend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rritori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rédi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un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bier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mb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res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rigin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te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in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iens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difi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en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nach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ucharem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stig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mitirí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ár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en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it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ierr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c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alencia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ec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uard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nteri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om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ner_en_cue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igu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dent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t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quier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resi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gr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rec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terminad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sm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ba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gram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c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.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háve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on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nsaj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u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dministrador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ige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ica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rancé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nsa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m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l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du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arezc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áf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rtugu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cep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uer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lie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ciété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sul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uer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es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v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o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g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ficion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cáni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unc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épo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ri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dafrica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rtug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al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rédi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ore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gricultu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cuerd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ap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egur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leg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oscú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uionis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tremeñ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conocimie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rcul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u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s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ntenc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i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oy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uel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quiz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stral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i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c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o_mism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acenter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m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untam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segurarn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cos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la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eb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ism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sult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hendakar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c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ron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ntiment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r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asparov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ce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fie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ópez_de_coc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ltiv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rlo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d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mb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fí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aci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fuerz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r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cret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abadel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port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tirad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rv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ditori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ane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ueg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perem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le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ume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i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rl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damerican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écn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olpe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ivindica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u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e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n_embarg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perari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ue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vanz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é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ecta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vis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ibanes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ponsabl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es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eed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nsmit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uris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j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remen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.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teg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ej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mostran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ru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rcul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dicamen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i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icie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cretari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am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unicad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rl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ól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errei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nunci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siden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i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lev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nferm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ñoz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iteratu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cipit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e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re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tu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ten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adr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vil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pe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gu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gen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kí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nistr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fianz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amil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osibili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nanci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ung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y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que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emeni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dund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ten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rch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ercu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ébi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ubi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org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tálog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ad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a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tranje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áre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er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unitari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fer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mul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ilater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ib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itú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li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ctrod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duct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nse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ten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ues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rgip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mpact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dentif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xf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éxi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lec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pera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rprend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re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t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quevert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es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fermeda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min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j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elsink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cis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u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it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ce_fal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lesti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dic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sider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tu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berg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sitiv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drí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ati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l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340.922.71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re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teres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decu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muev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punta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isbo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laz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álog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pu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ad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alor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o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ímbol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janeir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termediar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mple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u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on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ingun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iviliz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ñad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und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ga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omin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lectric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licitu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u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n_contra_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min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urgen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iudad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añ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m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udi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il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pu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o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udie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cas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mporta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ort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eces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nénd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reí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uma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um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olivi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juici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uto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edre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termin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otel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d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sibil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re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ld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iudada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uv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clu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cep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pañí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má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uma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incip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lí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orceje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formát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nunci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uma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xpres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ambi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supuestar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o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n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tolog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di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tent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cied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er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ens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áce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clam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yo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liq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fic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stimon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di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uer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mpresar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r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formát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guir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opor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rog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per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e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t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alaver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fectu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lcohólic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heinmetal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rre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rech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ticu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l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yorí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sponsabl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yud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enci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illalob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volv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ntimien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nu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cisamen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erm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nsarl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calida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te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gun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mple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ibert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j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spec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a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rresponde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ues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m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eps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a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gui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bandon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uebl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as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alor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rregularida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s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r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ir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raj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r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anz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lagu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utiz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solu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r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cremen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on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aj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ve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cre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ed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órmu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o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la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ener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ablec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ternet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hechen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ecin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ua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pir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gun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och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uv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ilo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zerbaiyá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pus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centra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rectiv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cud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format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sun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ist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y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seje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vert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an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le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rigirs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anspor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enc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en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ntusiasm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ndr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dr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at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d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simism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untualiz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ch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salu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gno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direm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s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jecut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partí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us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r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ev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ir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gip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abitan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sturi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agoniz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sad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éx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rgumentan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rganiza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conoc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ratamien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duc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an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osqu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curri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íd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tu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in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éx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b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pt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uer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uer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nten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de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t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rred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ponent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ul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mbarg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mbarg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gros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pular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queñ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us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ober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ein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lbanes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iej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scrimin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ún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p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érm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lític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vi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allecimien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b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uestion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rej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i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lica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tent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actic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m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mbr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af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nfrent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s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oveda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rendiz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por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ncú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b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nade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meijid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vis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demniz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lev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actic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col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rinó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límp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peri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rat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vitará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cial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i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rganizad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n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j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col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err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ure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n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str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upon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mpresa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nam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pin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peranz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prend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iej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ombr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tac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xplic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i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a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ij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ab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v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naliz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dvier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scend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j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reix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pre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quier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an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rv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dvier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ísic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enari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sot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m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rre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mpresarial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en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ses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az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did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tes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ujo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mocrát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stej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édic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laz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a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vé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úbl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ci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manec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sen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gun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rédit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dia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segui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etálic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undi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v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jóve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fluirá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irl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naster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cis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yec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segurador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ficiona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rr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egislativ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olv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nim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qué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udi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perat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taluny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erec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nsa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lamentar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front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univers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ten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itu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dicion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cab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_suy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risp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zznm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ubernament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eneral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ra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arciag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nac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ramilita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tutin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l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nseñanz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uvo_lug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oza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sun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lternativ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percus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uatema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indica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den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luv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lev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sid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quirúrg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ficin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ifr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over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pañe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al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unidad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ap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s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va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v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ícilm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cib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aliz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es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roní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fect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m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añe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duct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tilic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s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pue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jerc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firma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nicaragu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una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ntiene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aj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ili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elec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e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finitiv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yc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ec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stralia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cri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yc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lahor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rsis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nunci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obier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orm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clar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8" office:value-type="string">
            <text:p>5%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clar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anifest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fund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urc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cili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edirá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feren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rcelo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l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usc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otiv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gul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spues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ehícu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rill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c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semple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ún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leg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uj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part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irigen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ct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eman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sten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nde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men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egu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ctan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aillef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rvic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álag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n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cubrie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rmad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curr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conomí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r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egoci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xij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vers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ñal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2004">
            <text:p>200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rig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sten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marill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pecial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bi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tenci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dopta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legará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mbarc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morebie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zn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rog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reedor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écto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ctú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ransparenci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es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hortaliz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enos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un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o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rtis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ntervin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limpiez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fí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stev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ojalá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sult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esentante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lav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ciente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ument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mostrab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únez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lic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ider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marill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levant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territor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008">
            <text:p>200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is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ioridad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002">
            <text:p>200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tribuy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jerc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iver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ar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stitucion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í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rm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stac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naliz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acili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onto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pu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ermiti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rritori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da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ncidenc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ípicament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abla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crit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ficultad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b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entral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pe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eseo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ur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mitió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ab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asado_lu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presentativ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querí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rtzaintz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ebre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ct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sta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rr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i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rred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forma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falleci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eteni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rs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diseñó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gur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ncejal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produc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spiran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dverti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tiende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ar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rred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tej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tratégi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tenid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uestr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erv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lasificació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roducía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sraelí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figur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osibilite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esperam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ñalado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jis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avapié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dc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entr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ece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upervisará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he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udier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evill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ndi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arr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ncluyer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ropu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nc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bservaro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litar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ermite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stell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peti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entral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cirl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varez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isione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mposibl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per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hen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goc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istori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aciend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did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carg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idió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glomer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ert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ali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tid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licitab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nc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document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lidad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rec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mig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ermit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torc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rdiac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égime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tul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vident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áp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egislatur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ur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ndaluz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lané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lzad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istió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alici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tografí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rg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tim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enta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gislado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sponsabilidad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ydney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ntidad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lo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amel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em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ecánico-electrónic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ficultad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un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arqué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ionis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ra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es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tlanti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ogramad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léfon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gurida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moci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arece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orpres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sistenc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uest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adémic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ydney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seabl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c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óp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omes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sde_lueg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puest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íver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stitucion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oductiv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norm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iñ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ontevedr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vers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garantía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c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oland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nicipi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sonal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es&amp;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rdóñez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amen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version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emani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es&amp;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radójic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crosoft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agina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abilidad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r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rmament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nisteri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lamativ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lub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ncuestad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stant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reocupaci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nt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stanci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ander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inisterial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ent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venezuel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rlament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poy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ime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aga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eka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ícti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.76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vitan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eclarará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onet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rrer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ersonará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l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sorc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al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adr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mpuzan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bre_to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irectiv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lanta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uesti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esc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ocolm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spi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aloncest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nhatt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i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límetr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mpuest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daluz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i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c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hast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n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tev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piritu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uficientement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ber-x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ut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lvidem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eroín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atisfech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velad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cerc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léctrica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rud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se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spíritu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mistos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er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di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rdinari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vitado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emiinconscienci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tástrofe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ucesiv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z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dependenci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últim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indi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rno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josé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rgent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sabe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taluñ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boad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peculativ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ecuent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vestiga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hirac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unciones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aleman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samblea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temporal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nc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joy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casi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stiv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apital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31,9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europea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tenció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bra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miércol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trescient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spiramo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límit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plre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gradual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espacial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sea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función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ofensiva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determinad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dministracione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rajoy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festival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sacrificio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</table:table>
      <table:table table:name="compar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office:value-type="string">
            <text:p>CON_TILDE</text:p>
          </table:table-cell>
          <table:table-cell table:style-name="Default" table:number-columns-repeated="2"/>
          <table:table-cell/>
          <table:table-cell table:style-name="Default" office:value-type="string">
            <text:p>SIN_TILD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[ PREV -1 ] </text:p>
          </table:table-cell>
          <table:table-cell table:style-name="ce1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por</text:p>
          </table:table-cell>
          <table:table-cell/>
          <table:table-cell office:value-type="float" office:value="38">
            <text:p>38</text:p>
          </table:table-cell>
          <table:table-cell/>
          <table:table-cell table:style-name="ce5" office:value-type="string">
            <text:p>,</text:p>
          </table:table-cell>
          <table:table-cell/>
          <table:table-cell office:value-type="float" office:value="2836">
            <text:p>2836</text:p>
          </table:table-cell>
        </table:table-row>
        <table:table-row table:style-name="ro1">
          <table:table-cell/>
          <table:table-cell table:style-name="ce5" office:value-type="string">
            <text:p>de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lo</text:p>
          </table:table-cell>
          <table:table-cell/>
          <table:table-cell office:value-type="float" office:value="727">
            <text:p>727</text:p>
          </table:table-cell>
        </table:table-row>
        <table:table-row table:style-name="ro1">
          <table:table-cell/>
          <table:table-cell table:style-name="ce5" office:value-type="string">
            <text:p>¿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5" office:value-type="string">
            <text:p>de</text:p>
          </table:table-cell>
          <table:table-cell/>
          <table:table-cell office:value-type="float" office:value="677">
            <text:p>677</text:p>
          </table:table-cell>
        </table:table-row>
        <table:table-row table:style-name="ro1">
          <table:table-cell/>
          <table:table-cell office:value-type="float" office:value="-0">
            <text:p>-0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5" office:value-type="string">
            <text:p>y</text:p>
          </table:table-cell>
          <table:table-cell/>
          <table:table-cell office:value-type="float" office:value="488">
            <text:p>488</text:p>
          </table:table-cell>
        </table:table-row>
        <table:table-row table:style-name="ro1">
          <table:table-cell/>
          <table:table-cell table:style-name="ce5" office:value-type="string">
            <text:p>,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table:style-name="ce5" office:value-type="string">
            <text:p>para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/>
          <table:table-cell table:style-name="ce5" office:value-type="string">
            <text:p>e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/>
          <table:table-cell table:style-name="ce5" office:value-type="string">
            <text:p>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5" office:value-type="string">
            <text:p>en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/>
          <table:table-cell office:value-type="string">
            <text:p>sobre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/>
          <table:table-cell office:value-type="string">
            <text:p>ver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5" office:value-type="string">
            <text:p>para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saber</text:p>
          </table:table-cell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sé</text:p>
          </table:table-cell>
          <table:table-cell/>
          <table:table-cell office:value-type="float" office:value="4">
            <text:p>4</text:p>
          </table:table-cell>
          <table:table-cell/>
          <table:table-cell table:style-name="Default" table:number-columns-repeated="3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[ NEXT +1 ]</text:p>
          </table:table-cell>
          <table:table-cell table:style-name="ce1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se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7"/>
          <table:table-cell table:style-name="ce6" office:value-type="string">
            <text:p>se</text:p>
          </table:table-cell>
          <table:table-cell table:style-name="ce6"/>
          <table:table-cell table:style-name="ce6" office:value-type="float" office:value="1552">
            <text:p>1552</text:p>
          </table:table-cell>
        </table:table-row>
        <table:table-row table:style-name="ro1">
          <table:table-cell/>
          <table:table-cell table:style-name="ce5" office:value-type="string">
            <text:p>*0*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el</text:p>
          </table:table-cell>
          <table:table-cell/>
          <table:table-cell office:value-type="float" office:value="1335">
            <text:p>1335</text:p>
          </table:table-cell>
        </table:table-row>
        <table:table-row table:style-name="ro1">
          <table:table-cell/>
          <table:table-cell table:style-name="ce5" office:value-type="string">
            <text:p>?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la</text:p>
          </table:table-cell>
          <table:table-cell/>
          <table:table-cell office:value-type="float" office:value="1053">
            <text:p>1053</text:p>
          </table:table-cell>
        </table:table-row>
        <table:table-row table:style-name="ro1">
          <table:table-cell/>
          <table:table-cell table:style-name="ce5" office:value-type="string">
            <text:p>no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5" office:value-type="string">
            <text:p>*0*</text:p>
          </table:table-cell>
          <table:table-cell/>
          <table:table-cell office:value-type="float" office:value="951">
            <text:p>951</text:p>
          </table:table-cell>
        </table:table-row>
        <table:table-row table:style-name="ro1">
          <table:table-cell/>
          <table:table-cell table:style-name="ce5"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"</text:p>
          </table:table-cell>
          <table:table-cell/>
          <table:table-cell office:value-type="float" office:value="728">
            <text:p>728</text:p>
          </table:table-cell>
        </table:table-row>
        <table:table-row table:style-name="ro1">
          <table:table-cell/>
          <table:table-cell office:value-type="string">
            <text:p>e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los</text:p>
          </table:table-cell>
          <table:table-cell/>
          <table:table-cell office:value-type="float" office:value="487">
            <text:p>487</text:p>
          </table:table-cell>
        </table:table-row>
        <table:table-row table:style-name="ro1">
          <table:table-cell/>
          <table:table-cell office:value-type="string">
            <text:p>le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en</text:p>
          </table:table-cell>
          <table:table-cell/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string">
            <text:p>significa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5" office:value-type="string">
            <text:p>no</text:p>
          </table:table-cell>
          <table:table-cell/>
          <table:table-cell office:value-type="float" office:value="410">
            <text:p>41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ce5" office:value-type="string">
            <text:p>,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las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ha</text:p>
          </table:table-cell>
          <table:table-cell/>
          <table:table-cell office:value-type="float" office:value="241">
            <text:p>241</text:p>
          </table:table-cell>
        </table:table-row>
      </table:table>
      <table:database-ranges>
        <table:database-range table:target-range-address="'corpus sin'.K1:'corpus sin'.M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01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9T09:49:30</meta:creation-date>
    <dc:date>2011-04-08T01:03:56</dc:date>
    <dc:creator>Santiago Iturriaga</dc:creator>
    <meta:editing-duration>PT08H03M19S</meta:editing-duration>
    <meta:editing-cycles>5</meta:editing-cycles>
    <meta:generator>OpenOffice.org/3.2$Unix OpenOffice.org_project/320m19$Build-9505</meta:generator>
    <meta:document-statistic meta:table-count="5" meta:cell-count="9903" meta:object-count="0"/>
  </office:meta>
</office:document-meta>
</file>